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58" manifest:media-type="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SimSun2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officeooo:paragraph-rsid="00ab054e"/>
    </style:style>
    <style:style style:name="P79" style:family="paragraph" style:parent-style-name="Header">
      <style:paragraph-properties fo:text-align="center" style:justify-single-word="false"/>
      <style:text-properties officeooo:paragraph-rsid="00c10aa6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G_20_page_20_impaire_20__28_D_29_">
      <style:text-properties officeooo:paragraph-rsid="01259ec2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G_20_page_20_paire_20__28_G_29_">
      <style:text-properties officeooo:paragraph-rsid="0334a5be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Footer_20_page_20_impaire_20__28_D_29_"/>
    <style:style style:name="P10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paire_20__28_G_29_">
      <style:text-properties fo:font-size="9pt" style:font-size-asian="9pt" style:font-size-complex="9pt"/>
    </style:style>
    <style:style style:name="P103" style:family="paragraph" style:parent-style-name="_5f_Footer_20_page_20_paire_20__28_G_29_"/>
    <style:style style:name="P10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272f9e5" officeooo:paragraph-rsid="028bae53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aragraphe_5f_Réponse_5f_Elève_5f_Fraction" style:list-style-name="_5f_Numérotation_20_des_20_exercices"/>
    <style:style style:name="P107" style:family="paragraph" style:parent-style-name="_5f_Premier_5f_Titre_5f_Exercices_5f_avec_5f_Num_20_Exo_5f_Avec_5f_Titre" style:list-style-name="_5f_Numérotation_20_des_20_exercices" style:master-page-name="_32__5f_3_5f_SERIE_5f_N_5f_GAUCHE_5f_ET_5f_DROITE_5f_2COL">
      <style:paragraph-properties style:page-number="139" fo:break-before="auto" fo:break-after="auto"/>
    </style:style>
    <style:style style:name="P108" style:family="paragraph" style:parent-style-name="_5f_Titre_5f_Exercices_5f_avec_5f_Titre" style:list-style-name="_5f_Numérotation_20_des_20_exercices"/>
    <style:style style:name="P109" style:family="paragraph" style:parent-style-name="_5f_Titre_5f_Exercices_5f_sans_5f_Titre" style:list-style-name="_5f_Numérotation_20_des_20_exercices"/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7fb241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1ca2b8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e32c1a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style:writing-mode="lr-tb"/>
      <style:text-properties style:font-name="Bitstream Vera Sans5" fo:font-size="10pt" style:font-size-asian="10pt" style:font-size-complex="10pt"/>
    </style:style>
    <style:style style:name="P127" style:family="paragraph">
      <loext:graphic-properties draw:fill="solid" draw:fill-color="#b3b3b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31" style:family="paragraph">
      <loext:graphic-properties draw:fill="solid" draw:fill-color="#b3b3b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13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2a320da"/>
    </style:style>
    <style:style style:name="T180" style:family="text"/>
    <style:style style:name="T18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83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style:font-name="Bitstream Vera Sans5" fo:font-size="10pt" style:font-size-asian="10pt" style:font-size-complex="10pt"/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188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89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>
      <style:graphic-properties draw:stroke="solid" svg:stroke-width="0.019cm" svg:stroke-color="#80808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808080" draw:marker-start-width="0.229cm" draw:marker-start-center="false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3cm" svg:stroke-color="#008000" draw:marker-start="Dimension_20_Lines" draw:marker-start-width="0.256cm" draw:marker-start-center="false" draw:marker-end="Dimension_20_Lines" draw:marker-end-width="0.256cm" draw:marker-end-center="false" draw:fill="solid" draw:fill-color="#e32c1a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13cm" fo:min-width="0.21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13cm" fo:min-width="0.24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13cm" fo:min-width="0.2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b3b3b3" draw:marker-start-width="0.33cm" draw:marker-start-center="false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476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false" fo:min-height="0.476cm" fo:min-width="0.002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solid" svg:stroke-width="0.019cm" svg:stroke-color="#000000" draw:marker-start-width="0.275cm" draw:marker-start-center="false" draw:marker-end-width="0.27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41cm" svg:stroke-color="#000000" draw:marker-start="" draw:marker-start-width="0.291cm" draw:marker-start-center="false" draw:marker-end="" draw:marker-end-width="0.291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6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svg:stroke-width="0.041cm" svg:stroke-color="#000000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6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solid" svg:stroke-width="0.019cm" svg:stroke-color="#000000" draw:marker-start="" draw:marker-start-width="0.258cm" draw:marker-start-center="false" draw:marker-end="Arrow_20_concave" draw:marker-end-width="0.25cm" draw:marker-end-center="false" draw:fill="solid" draw:fill-color="#729fcf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41cm" svg:stroke-color="#000000" draw:marker-start="" draw:marker-start-width="0.319cm" draw:marker-start-center="false" draw:marker-end="" draw:marker-end-width="0.31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41cm" svg:stroke-color="#7fb241" draw:marker-start="" draw:marker-start-width="0.319cm" draw:marker-start-center="false" draw:marker-end="" draw:marker-end-width="0.31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0.413cm" style:run-through="foreground"/>
      <style:paragraph-properties style:writing-mode="lr-tb"/>
    </style:style>
    <style:style style:name="gr53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563cm" fo:min-width="0.187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563cm" fo:min-width="0.20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563cm" fo:min-width="0.226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563cm" fo:min-width="0.249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4" draw:name="Shape2_1" draw:style-name="gr13" draw:text-style-name="P120" svg:width="3.918cm" svg:height="1.031cm" draw:transform="rotate (0.0876155284501153) translate (0.137583333333333cm 0.342194444444444cm)">
        <draw:text-box>
          <text:p text:style-name="P113"><text:span text:style-name="T182">Fiche supplémentaire</text:span></text:p>
        </draw:text-box>
      </draw:frame>
      <draw:frame text:anchor-type="page" text:anchor-page-number="1" draw:z-index="13" draw:name="Shape2_5" draw:style-name="gr14" draw:text-style-name="P116" svg:width="2.701cm" svg:height="0.715cm" draw:transform="rotate (0.0876155284501153) translate (1.11477777777778cm 1.30704166666667cm)">
        <draw:text-box>
          <text:p text:style-name="P113"><text:span text:style-name="T181">Série 3</text:span></text:p>
        </draw:text-box>
      </draw:frame>
      <text:list xml:id="list3568326838" text:style-name="_5f_Numérotation_20_des_20_exercices">
        <text:list-item text:start-value="1">
          <text:h text:style-name="P107" text:outline-level="1" text:restart-numbering="true" text:start-value="1"><draw:path text:anchor-type="paragraph" draw:z-index="12" draw:name="Shape1_3" draw:style-name="gr6" draw:text-style-name="P114" svg:width="4.329cm" svg:height="2.238cm" svg:x="-1.5cm" svg:y="-3.001cm" svg:viewBox="0 0 4330 2239" svg:d="M0 2239l3984-288c209-15 363-167 345-342l-170-1609h-4159z"><text:p/></draw:path><text:span text:style-name="_5f_Caractères">Vers la demi-droite graduée</text:span></text:h>
        </text:list-item>
      </text:list>
      <text:h text:style-name="_5f_Paragraphe" text:outline-level="1"><text:span text:style-name="_5f_Caractères">Place K, milieu de [AB].</text:span></text:h>
      <text:h text:style-name="_5f_Paragraphe" text:outline-level="1"><draw:g text:anchor-type="paragraph" draw:z-index="2" draw:name="DrawObject1" draw:style-name="gr15"><draw:g draw:name="Shape5_1" draw:style-name="gr16"><draw:line draw:style-name="gr46" draw:text-style-name="P140" svg:x1="0.383cm" svg:y1="0.702cm" svg:x2="8.054cm" svg:y2="0.702cm"><text:p/></draw:line><draw:line draw:style-name="gr47" draw:text-style-name="P141" svg:x1="2.947cm" svg:y1="0.598cm" svg:x2="2.947cm" svg:y2="0.798cm"><text:p/></draw:line><draw:line draw:style-name="gr48" draw:text-style-name="P141" svg:x1="1.253cm" svg:y1="0.598cm" svg:x2="1.253cm" svg:y2="0.798cm"><text:p/></draw:line><draw:line draw:style-name="gr47" draw:text-style-name="P141" svg:x1="0.387cm" svg:y1="0.598cm" svg:x2="0.387cm" svg:y2="0.798cm"><text:p/></draw:line><draw:line draw:style-name="gr48" draw:text-style-name="P141" svg:x1="6.372cm" svg:y1="0.598cm" svg:x2="6.372cm" svg:y2="0.798cm"><text:p/></draw:line><draw:line draw:style-name="gr49" draw:text-style-name="P141" svg:x1="2.089cm" svg:y1="0.598cm" svg:x2="2.089cm" svg:y2="0.798cm"><text:p/></draw:line><draw:line draw:style-name="gr49" draw:text-style-name="P141" svg:x1="3.8cm" svg:y1="0.598cm" svg:x2="3.8cm" svg:y2="0.798cm"><text:p/></draw:line><draw:line draw:style-name="gr49" draw:text-style-name="P141" svg:x1="4.652cm" svg:y1="0.598cm" svg:x2="4.652cm" svg:y2="0.798cm"><text:p/></draw:line><draw:line draw:style-name="gr49" draw:text-style-name="P141" svg:x1="5.505cm" svg:y1="0.598cm" svg:x2="5.505cm" svg:y2="0.798cm"><text:p/></draw:line><draw:line draw:style-name="gr49" draw:text-style-name="P141" svg:x1="7.21cm" svg:y1="0.598cm" svg:x2="7.21cm" svg:y2="0.798cm"><text:p/></draw:line><draw:frame draw:style-name="gr50" draw:text-style-name="P142" svg:width="0.682cm" svg:height="0.664cm" svg:x="0.972cm" svg:y="0.048cm"><draw:text-box><text:p text:style-name="P124"><text:span text:style-name="T191">A</text:span></text:p></draw:text-box></draw:frame><draw:frame draw:style-name="gr51" draw:text-style-name="P142" svg:width="0.682cm" svg:height="0.703cm" svg:x="2.716cm" svg:y="0.103cm"><draw:text-box><text:p text:style-name="P124"><text:span text:style-name="T191">I</text:span></text:p></draw:text-box></draw:frame><draw:frame draw:style-name="gr51" draw:text-style-name="P142" svg:width="0.687cm" svg:height="0.703cm" svg:x="0.044cm" svg:y="0.073cm"><draw:text-box><text:p text:style-name="P124"><text:span text:style-name="T191">O</text:span></text:p></draw:text-box></draw:frame><draw:frame draw:style-name="gr50" draw:text-style-name="P142" svg:width="0.685cm" svg:height="0.664cm" svg:x="6.057cm" svg:y="0.074cm"><draw:text-box><text:p text:style-name="P124"><text:span text:style-name="T191">B</text:span></text:p></draw:text-box></draw:frame><draw:frame draw:style-name="gr51" draw:text-style-name="P142" svg:width="0.682cm" svg:height="0.703cm" svg:x="6.904cm" svg:y="0.099cm"><draw:text-box><text:p text:style-name="P124"><text:span text:style-name="T191">N</text:span></text:p></draw:text-box></draw:frame></draw:g><draw:frame draw:name="Shape37" draw:style-name="gr52" draw:text-style-name="P126" svg:width="0.339cm" svg:height="0.414cm" svg:x="0.277cm" svg:y="0.775cm"><draw:text-box><text:p><text:span text:style-name="T184">0</text:span></text:p></draw:text-box></draw:frame><draw:frame draw:name="Shape37_0" draw:style-name="gr52" draw:text-style-name="P126" svg:width="0.339cm" svg:height="0.414cm" svg:x="2.833cm" svg:y="0.805cm"><draw:text-box><text:p><text:span text:style-name="T184">1</text:span></text:p></draw:text-box></draw:fram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213636647283051" text:continue-numbering="true" text:style-name="_5f_Numérotation_20_des_20_exercices">
        <text:list-item>
          <text:list>
            <text:list-item>
              <text:p text:style-name="P106"><text:span text:style-name="_5f_Caractères">Complète : </text:span><text:span text:style-name="_5f_Caractères"><draw:frame draw:style-name="fr6" draw:name="Objet211" text:anchor-type="as-char" svg:y="-0.534cm" svg:width="2.171cm" svg:height="0.87cm" draw:z-index="148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_5f_Caractères">et </text:span><draw:frame draw:style-name="fr6" draw:name="Object39" text:anchor-type="as-char" svg:y="-0.534cm" svg:width="2.178cm" svg:height="0.87cm" draw:z-index="14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ext:list-item>
            <text:list-item>
              <text:p text:style-name="_5f_Paragraphe_5f_avec_5f_Num_5f_Question"><text:span text:style-name="_5f_Caractères">L’abscisse de I est 1. Écris, sous forme de frac­tion :</text:span></text:p>
            </text:list-item>
          </text:list>
        </text:list-item>
      </text:list>
      <text:section text:style-name="Sect1" text:name="Section4">
        <text:list xml:id="list2720105636" text:style-name="List_20_1">
          <text:list-item>
            <text:h text:style-name="_5f_Paragraphe_5f_Bullet" text:outline-level="1"><text:span text:style-name="_5f_Caractères">l’abscisse de K : </text:span><draw:frame draw:style-name="fr7" draw:name="Object40" text:anchor-type="as-char" svg:y="-0.556cm" svg:width="0.94cm" svg:height="0.87cm" draw:z-index="150"><draw:object xlink:href="./Object 60" xlink:type="simple" xlink:show="embed" xlink:actuate="onLoad"/><draw:image xlink:href="./ObjectReplacements/Object 60" xlink:type="simple" xlink:show="embed" xlink:actuate="onLoad"/><svg:desc>formula</svg:desc></draw:frame></text:h>
          </text:list-item>
          <text:list-item>
            <text:h text:style-name="_5f_Paragraphe_5f_Bullet" text:outline-level="1"><text:span text:style-name="_5f_Caractères">l’abscisse de N : </text:span><draw:frame draw:style-name="fr7" draw:name="Object16" text:anchor-type="as-char" svg:y="-0.556cm" svg:width="0.94cm" svg:height="0.87cm" draw:z-index="151"><draw:object xlink:href="./Object 16" xlink:type="simple" xlink:show="embed" xlink:actuate="onLoad"/><draw:image xlink:href="./ObjectReplacements/Object 16" xlink:type="simple" xlink:show="embed" xlink:actuate="onLoad"/><svg:desc>formula</svg:desc></draw:frame></text:h>
          </text:list-item>
        </text:list>
      </text:section>
      <text:list xml:id="list213635333935487" text:continue-list="list213636647283051" text:style-name="_5f_Numérotation_20_des_20_exercices">
        <text:list-item>
          <text:h text:style-name="P109" text:outline-level="1"><text:span text:style-name="_5f_Caractères">En observant cette figure, recopie puis com­plète chaque phrase par une fraction.</text:span></text:h>
        </text:list-item>
      </text:list>
      <text:h text:style-name="_5f_Paragraphe" text:outline-level="1"><draw:g text:anchor-type="paragraph" draw:z-index="11" draw:name="Shape53" draw:style-name="gr15"><draw:g draw:style-name="gr16"><draw:line draw:style-name="gr17" draw:text-style-name="P121" svg:x1="-0.001cm" svg:y1="0.606cm" svg:x2="7.499cm" svg:y2="0.606cm"><text:p/></draw:line><draw:rect draw:style-name="gr18" draw:text-style-name="P122" svg:width="7.504cm" svg:height="1.004cm" svg:x="0cm" svg:y="0.106cm"><text:p/></draw:rect><draw:line draw:style-name="gr17" draw:text-style-name="P121" svg:x1="0.499cm" svg:y1="0.106cm" svg:x2="0.499cm" svg:y2="1.106cm"><text:p/></draw:line><draw:line draw:style-name="gr17" draw:text-style-name="P121" svg:x1="0.999cm" svg:y1="0.106cm" svg:x2="0.999cm" svg:y2="1.106cm"><text:p/></draw:line><draw:line draw:style-name="gr17" draw:text-style-name="P121" svg:x1="1.499cm" svg:y1="0.106cm" svg:x2="1.499cm" svg:y2="1.106cm"><text:p/></draw:line><draw:line draw:style-name="gr17" draw:text-style-name="P121" svg:x1="1.999cm" svg:y1="0.106cm" svg:x2="1.999cm" svg:y2="1.106cm"><text:p/></draw:line><draw:line draw:style-name="gr17" draw:text-style-name="P121" svg:x1="2.499cm" svg:y1="0.106cm" svg:x2="2.499cm" svg:y2="1.106cm"><text:p/></draw:line><draw:line draw:style-name="gr17" draw:text-style-name="P121" svg:x1="2.997cm" svg:y1="0.106cm" svg:x2="2.997cm" svg:y2="1.106cm"><text:p/></draw:line><draw:line draw:style-name="gr17" draw:text-style-name="P121" svg:x1="3.498cm" svg:y1="0.106cm" svg:x2="3.498cm" svg:y2="1.106cm"><text:p/></draw:line><draw:line draw:style-name="gr17" draw:text-style-name="P121" svg:x1="3.999cm" svg:y1="0.106cm" svg:x2="3.999cm" svg:y2="1.106cm"><text:p/></draw:line><draw:line draw:style-name="gr17" draw:text-style-name="P121" svg:x1="4.498cm" svg:y1="0.106cm" svg:x2="4.498cm" svg:y2="1.106cm"><text:p/></draw:line><draw:line draw:style-name="gr17" draw:text-style-name="P121" svg:x1="4.999cm" svg:y1="0.106cm" svg:x2="4.999cm" svg:y2="1.106cm"><text:p/></draw:line><draw:line draw:style-name="gr17" draw:text-style-name="P121" svg:x1="5.499cm" svg:y1="0.106cm" svg:x2="5.499cm" svg:y2="1.106cm"><text:p/></draw:line><draw:line draw:style-name="gr17" draw:text-style-name="P121" svg:x1="5.999cm" svg:y1="0.106cm" svg:x2="5.999cm" svg:y2="1.106cm"><text:p/></draw:line><draw:line draw:style-name="gr17" draw:text-style-name="P121" svg:x1="6.499cm" svg:y1="0.106cm" svg:x2="6.499cm" svg:y2="1.106cm"><text:p/></draw:line><draw:line draw:style-name="gr17" draw:text-style-name="P121" svg:x1="6.999cm" svg:y1="0.106cm" svg:x2="6.999cm" svg:y2="1.106cm"><text:p/></draw:line><draw:line draw:style-name="gr19" draw:text-style-name="P123" svg:x1="0.978cm" svg:y1="0.606cm" svg:x2="4.513cm" svg:y2="0.606cm"><text:p/></draw:line></draw:g><draw:frame draw:style-name="gr20" draw:text-style-name="P125" svg:width="0.218cm" svg:height="0.414cm" svg:x="0.891cm" svg:y="0.106cm"><draw:text-box><text:p text:style-name="P124"><text:span text:style-name="T183">P</text:span></text:p></draw:text-box></draw:frame><draw:line draw:style-name="gr19" draw:text-style-name="P123" svg:x1="6.514cm" svg:y1="0.606cm" svg:x2="4.484cm" svg:y2="0.606cm"><text:p/></draw:line><draw:frame draw:style-name="gr21" draw:text-style-name="P125" svg:width="0.246cm" svg:height="0.414cm" svg:x="4.388cm" svg:y="0.106cm"><draw:text-box><text:p text:style-name="P124"><text:span text:style-name="T183">A</text:span></text:p></draw:text-box></draw:frame><draw:frame draw:style-name="gr22" draw:text-style-name="P125" svg:width="0.228cm" svg:height="0.414cm" svg:x="6.39cm" svg:y="0.106cm"><draw:text-box><text:p text:style-name="P124"><text:span text:style-name="T183">S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/>
      <text:section text:style-name="Sect1" text:name="Section1">
        <text:list xml:id="list213637245723219" text:continue-numbering="true" text:style-name="_5f_Numérotation_20_des_20_exercices">
          <text:list-item>
            <text:list>
              <text:list-item>
                <text:p text:style-name="P106"><text:span text:style-name="_5f_Caractères">PA =</text:span><text:span text:style-name="_5f_Caractères"><draw:frame draw:style-name="fr6" draw:name="Object1" text:anchor-type="as-char" svg:y="-0.556cm" svg:width="0.94cm" svg:height="0.87cm" draw:z-index="5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× PS</text:span></text:p>
              </text:list-item>
              <text:list-item>
                <text:p text:style-name="P106"><text:span text:style-name="_5f_Caractères">PA =</text:span><text:span text:style-name="_5f_Caractères"><draw:frame draw:style-name="fr6" draw:name="Object2" text:anchor-type="as-char" svg:y="-0.556cm" svg:width="0.94cm" svg:height="0.87cm" draw:z-index="5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× AS</text:span></text:p>
              </text:list-item>
              <text:list-item>
                <text:p text:style-name="P106"><text:span text:style-name="_5f_Caractères">PS =</text:span><text:span text:style-name="_5f_Caractères"><draw:frame draw:style-name="fr6" draw:name="Object3" text:anchor-type="as-char" svg:y="-0.556cm" svg:width="0.94cm" svg:height="0.87cm" draw:z-index="5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× AS</text:span></text:p>
              </text:list-item>
              <text:list-item>
                <text:p text:style-name="P106"><text:span text:style-name="_5f_Caractères">PS =</text:span><text:span text:style-name="_5f_Caractères"><draw:frame draw:style-name="fr6" draw:name="Object4" text:anchor-type="as-char" svg:y="-0.556cm" svg:width="0.94cm" svg:height="0.87cm" draw:z-index="5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× </text:span><text:span text:style-name="_5f_Caractères"><text:span text:style-name="T179">PA</text:span></text:span></text:p>
              </text:list-item>
              <text:list-item>
                <text:p text:style-name="P106"><text:span text:style-name="_5f_Caractères">AS =</text:span><text:span text:style-name="_5f_Caractères"><draw:frame draw:style-name="fr6" draw:name="Object5" text:anchor-type="as-char" svg:y="-0.556cm" svg:width="0.94cm" svg:height="0.87cm" draw:z-index="5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× P</text:span><text:span text:style-name="_5f_Caractères"><text:span text:style-name="T179">S</text:span></text:span></text:p>
              </text:list-item>
              <text:list-item>
                <text:p text:style-name="P106"><text:span text:style-name="_5f_Caractères"><text:s/>AS =</text:span><text:span text:style-name="_5f_Caractères"><draw:frame draw:style-name="fr6" draw:name="Object6" text:anchor-type="as-char" svg:y="-0.556cm" svg:width="0.94cm" svg:height="0.87cm" draw:z-index="5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× PS</text:span></text:p>
              </text:list-item>
            </text:list>
          </text:list-item>
        </text:list>
      </text:section>
      <text:list xml:id="list213637326052136" text:continue-numbering="true" text:style-name="_5f_Numérotation_20_des_20_exercices">
        <text:list-item>
          <text:h text:style-name="P109" text:outline-level="1"><draw:g text:anchor-type="char" draw:z-index="4" draw:name="Shape6_1" draw:style-name="gr25"><draw:line draw:style-name="gr27" draw:text-style-name="P135" svg:x1="0.536cm" svg:y1="1.937cm" svg:x2="7.992cm" svg:y2="1.937cm"><text:p/></draw:line><draw:g draw:style-name="gr16"><draw:line draw:style-name="gr30" draw:text-style-name="P134" svg:x1="1.18cm" svg:y1="1.81cm" svg:x2="1.389cm" svg:y2="2.053cm"><text:p/></draw:line><draw:line draw:style-name="gr30" draw:text-style-name="P134" svg:x1="1.389cm" svg:y1="1.81cm" svg:x2="1.18cm" svg:y2="2.053cm"><text:p/></draw:line></draw:g><draw:g draw:style-name="gr16"><draw:line draw:style-name="gr30" draw:text-style-name="P134" svg:x1="3.667cm" svg:y1="1.81cm" svg:x2="3.874cm" svg:y2="2.053cm"><text:p/></draw:line><draw:line draw:style-name="gr30" draw:text-style-name="P134" svg:x1="3.874cm" svg:y1="1.81cm" svg:x2="3.667cm" svg:y2="2.053cm"><text:p/></draw:line></draw:g><draw:frame draw:style-name="gr40" draw:text-style-name="P137" svg:width="0.757cm" svg:height="0.668cm" svg:x="0.159cm" svg:y="2.081cm"><draw:text-box><text:p text:style-name="P124"><text:span text:style-name="T190">0</text:span></text:p></draw:text-box></draw:frame><draw:line draw:style-name="gr41" draw:text-style-name="P138" svg:x1="0.536cm" svg:y1="1.787cm" svg:x2="0.536cm" svg:y2="2.078cm"><text:p/></draw:line><draw:line draw:style-name="gr41" draw:text-style-name="P138" svg:x1="1.776cm" svg:y1="1.787cm" svg:x2="1.776cm" svg:y2="2.079cm"><text:p/></draw:line><draw:line draw:style-name="gr42" draw:text-style-name="P138" svg:x1="2.023cm" svg:y1="1.84cm" svg:x2="2.023cm" svg:y2="2.034cm"><text:p/></draw:line><draw:line draw:style-name="gr42" draw:text-style-name="P138" svg:x1="2.27cm" svg:y1="1.84cm" svg:x2="2.27cm" svg:y2="2.034cm"><text:p/></draw:line><draw:line draw:style-name="gr42" draw:text-style-name="P138" svg:x1="2.52cm" svg:y1="1.84cm" svg:x2="2.52cm" svg:y2="2.034cm"><text:p/></draw:line><draw:line draw:style-name="gr42" draw:text-style-name="P138" svg:x1="2.771cm" svg:y1="1.84cm" svg:x2="2.771cm" svg:y2="2.034cm"><text:p/></draw:line><draw:line draw:style-name="gr42" draw:text-style-name="P138" svg:x1="1.538cm" svg:y1="1.84cm" svg:x2="1.538cm" svg:y2="2.034cm"><text:p/></draw:line><draw:line draw:style-name="gr42" draw:text-style-name="P138" svg:x1="1.284cm" svg:y1="1.84cm" svg:x2="1.284cm" svg:y2="2.034cm"><text:p/></draw:line><draw:line draw:style-name="gr42" draw:text-style-name="P138" svg:x1="1.037cm" svg:y1="1.84cm" svg:x2="1.037cm" svg:y2="2.034cm"><text:p/></draw:line><draw:line draw:style-name="gr42" draw:text-style-name="P138" svg:x1="0.783cm" svg:y1="1.84cm" svg:x2="0.783cm" svg:y2="2.034cm"><text:p/></draw:line><draw:line draw:style-name="gr42" draw:text-style-name="P138" svg:x1="3.025cm" svg:y1="1.787cm" svg:x2="3.025cm" svg:y2="2.078cm"><text:p/></draw:line><draw:line draw:style-name="gr42" draw:text-style-name="P138" svg:x1="4.265cm" svg:y1="1.84cm" svg:x2="4.265cm" svg:y2="2.033cm"><text:p/></draw:line><draw:line draw:style-name="gr42" draw:text-style-name="P138" svg:x1="4.512cm" svg:y1="1.84cm" svg:x2="4.512cm" svg:y2="2.034cm"><text:p/></draw:line><draw:line draw:style-name="gr42" draw:text-style-name="P138" svg:x1="4.766cm" svg:y1="1.84cm" svg:x2="4.766cm" svg:y2="2.034cm"><text:p/></draw:line><draw:line draw:style-name="gr42" draw:text-style-name="P138" svg:x1="5.011cm" svg:y1="1.84cm" svg:x2="5.011cm" svg:y2="2.034cm"><text:p/></draw:line><draw:line draw:style-name="gr42" draw:text-style-name="P138" svg:x1="5.258cm" svg:y1="1.84cm" svg:x2="5.258cm" svg:y2="2.034cm"><text:p/></draw:line><draw:line draw:style-name="gr42" draw:text-style-name="P138" svg:x1="4.018cm" svg:y1="1.84cm" svg:x2="4.018cm" svg:y2="2.034cm"><text:p/></draw:line><draw:line draw:style-name="gr42" draw:text-style-name="P138" svg:x1="3.768cm" svg:y1="1.84cm" svg:x2="3.768cm" svg:y2="2.034cm"><text:p/></draw:line><draw:line draw:style-name="gr42" draw:text-style-name="P138" svg:x1="3.517cm" svg:y1="1.84cm" svg:x2="3.517cm" svg:y2="2.034cm"><text:p/></draw:line><draw:line draw:style-name="gr42" draw:text-style-name="P138" svg:x1="3.272cm" svg:y1="1.84cm" svg:x2="3.272cm" svg:y2="2.034cm"><text:p/></draw:line><draw:line draw:style-name="gr42" draw:text-style-name="P138" svg:x1="5.505cm" svg:y1="1.787cm" svg:x2="5.505cm" svg:y2="2.078cm"><text:p/></draw:line><draw:line draw:style-name="gr42" draw:text-style-name="P138" svg:x1="5.753cm" svg:y1="1.84cm" svg:x2="5.753cm" svg:y2="2.034cm"><text:p/></draw:line><draw:line draw:style-name="gr42" draw:text-style-name="P138" svg:x1="6.006cm" svg:y1="1.84cm" svg:x2="6.006cm" svg:y2="2.034cm"><text:p/></draw:line><draw:line draw:style-name="gr42" draw:text-style-name="P138" svg:x1="6.251cm" svg:y1="1.84cm" svg:x2="6.251cm" svg:y2="2.034cm"><text:p/></draw:line><draw:line draw:style-name="gr42" draw:text-style-name="P138" svg:x1="6.501cm" svg:y1="1.84cm" svg:x2="6.501cm" svg:y2="2.034cm"><text:p/></draw:line><draw:frame draw:style-name="gr40" draw:text-style-name="P137" svg:width="0.757cm" svg:height="0.668cm" svg:x="1.433cm" svg:y="2.079cm"><draw:text-box><text:p text:style-name="P124"><text:span text:style-name="T190">1</text:span></text:p></draw:text-box></draw:frame><draw:line draw:style-name="gr42" draw:text-style-name="P138" svg:x1="3.025cm" svg:y1="1.84cm" svg:x2="3.025cm" svg:y2="2.033cm"><text:p/></draw:line><draw:frame draw:style-name="gr43" draw:text-style-name="P137" svg:width="0.777cm" svg:height="0.668cm" svg:x="0.893cm" svg:y="1.201cm"><draw:text-box><text:p text:style-name="P124"><text:span text:style-name="T190">A</text:span></text:p></draw:text-box></draw:frame><draw:line draw:style-name="gr42" draw:text-style-name="P138" svg:x1="1.28cm" svg:y1="1.84cm" svg:x2="1.28cm" svg:y2="2.033cm"><text:p/></draw:line><draw:frame draw:style-name="gr43" draw:text-style-name="P137" svg:width="0.777cm" svg:height="0.668cm" svg:x="3.406cm" svg:y="1.205cm"><draw:text-box><text:p text:style-name="P124"><text:span text:style-name="T190">B</text:span></text:p></draw:text-box></draw:frame><draw:line draw:style-name="gr42" draw:text-style-name="P138" svg:x1="4.265cm" svg:y1="1.787cm" svg:x2="4.265cm" svg:y2="2.079cm"><text:p/></draw:line><draw:line draw:style-name="gr42" draw:text-style-name="P138" svg:x1="6.745cm" svg:y1="1.787cm" svg:x2="6.745cm" svg:y2="2.078cm"><text:p/></draw:line><draw:line draw:style-name="gr42" draw:text-style-name="P138" svg:x1="6.999cm" svg:y1="1.84cm" svg:x2="6.999cm" svg:y2="2.034cm"><text:p/></draw:line><draw:line draw:style-name="gr42" draw:text-style-name="P138" svg:x1="7.246cm" svg:y1="1.84cm" svg:x2="7.246cm" svg:y2="2.034cm"><text:p/></draw:line><draw:line draw:style-name="gr42" draw:text-style-name="P138" svg:x1="7.494cm" svg:y1="1.84cm" svg:x2="7.494cm" svg:y2="2.034cm"><text:p/></draw:line></draw:g><text:span text:style-name="_5f_Caractères">Écris, sous forme de fraction, l’abscisse de chaque point :</text:span></text:h>
        </text:list-item>
      </text:list>
      <text:h text:style-name="_5f_Paragraphe" text:outline-level="1"/>
      <text:h text:style-name="_5f_Paragraphe" text:outline-level="1"/>
      <text:list xml:id="list213636513891245" text:continue-numbering="true" text:style-name="_5f_Numérotation_20_des_20_exercices">
        <text:list-item>
          <text:list>
            <text:list-item>
              <text:p text:style-name="P106"><text:span text:style-name="_5f_Caractères">Abscisse de A : </text:span><draw:frame draw:style-name="fr6" draw:name="Object17" text:anchor-type="as-char" svg:y="-0.556cm" svg:width="0.94cm" svg:height="0.87cm" draw:z-index="5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106"><text:span text:style-name="_5f_Caractères">Abscisse de B : </text:span><text:span text:style-name="_5f_Caractères"><draw:frame draw:style-name="fr6" draw:name="Object18" text:anchor-type="as-char" svg:y="-0.556cm" svg:width="0.94cm" svg:height="0.87cm" draw:z-index="5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Caractères">= </text:span><text:span text:style-name="_5f_pointillés_20_gris">……… </text:span><text:span text:style-name="_5f_Caractères">+</text:span><text:span text:style-name="Character_5f_20_5f_style"><draw:frame draw:style-name="fr6" draw:name="Object19" text:anchor-type="as-char" svg:y="-0.556cm" svg:width="0.94cm" svg:height="0.87cm" draw:z-index="6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draw:g text:anchor-type="char" draw:z-index="5" draw:name="Shape28_0" draw:style-name="gr25"><draw:line draw:style-name="gr26" draw:text-style-name="P134" svg:x1="0.312cm" svg:y1="0.524cm" svg:x2="0.312cm" svg:y2="1.13cm"><text:p/></draw:line><draw:line draw:style-name="gr36" draw:text-style-name="P134" svg:x1="0.312cm" svg:y1="0.524cm" svg:x2="0.312cm" svg:y2="1.13cm"><text:p/></draw:line><draw:line draw:style-name="gr36" draw:text-style-name="P134" svg:x1="3.421cm" svg:y1="0.524cm" svg:x2="3.421cm" svg:y2="1.13cm"><text:p/></draw:line><draw:line draw:style-name="gr36" draw:text-style-name="P134" svg:x1="6.535cm" svg:y1="0.524cm" svg:x2="6.535cm" svg:y2="1.13cm"><text:p/></draw:line><draw:line draw:style-name="gr26" draw:text-style-name="P134" svg:x1="0.836cm" svg:y1="0.674cm" svg:x2="0.836cm" svg:y2="0.978cm"><text:p/></draw:line><draw:line draw:style-name="gr26" draw:text-style-name="P134" svg:x1="7.05cm" svg:y1="0.674cm" svg:x2="7.05cm" svg:y2="0.978cm"><text:p/></draw:line><draw:line draw:style-name="gr26" draw:text-style-name="P134" svg:x1="6.014cm" svg:y1="0.674cm" svg:x2="6.014cm" svg:y2="0.978cm"><text:p/></draw:line><draw:line draw:style-name="gr26" draw:text-style-name="P134" svg:x1="5.496cm" svg:y1="0.674cm" svg:x2="5.496cm" svg:y2="0.978cm"><text:p/></draw:line><draw:line draw:style-name="gr26" draw:text-style-name="P134" svg:x1="4.978cm" svg:y1="0.674cm" svg:x2="4.978cm" svg:y2="0.978cm"><text:p/></draw:line><draw:line draw:style-name="gr26" draw:text-style-name="P134" svg:x1="4.459cm" svg:y1="0.674cm" svg:x2="4.459cm" svg:y2="0.978cm"><text:p/></draw:line><draw:line draw:style-name="gr26" draw:text-style-name="P134" svg:x1="3.942cm" svg:y1="0.674cm" svg:x2="3.942cm" svg:y2="0.978cm"><text:p/></draw:line><draw:line draw:style-name="gr26" draw:text-style-name="P134" svg:x1="2.902cm" svg:y1="0.674cm" svg:x2="2.902cm" svg:y2="0.978cm"><text:p/></draw:line><draw:line draw:style-name="gr26" draw:text-style-name="P134" svg:x1="2.39cm" svg:y1="0.674cm" svg:x2="2.39cm" svg:y2="0.978cm"><text:p/></draw:line><draw:line draw:style-name="gr26" draw:text-style-name="P134" svg:x1="1.873cm" svg:y1="0.674cm" svg:x2="1.873cm" svg:y2="0.978cm"><text:p/></draw:line><draw:line draw:style-name="gr26" draw:text-style-name="P134" svg:x1="1.352cm" svg:y1="0.674cm" svg:x2="1.352cm" svg:y2="0.978cm"><text:p/></draw:line><draw:line draw:style-name="gr27" draw:text-style-name="P135" svg:x1="0.312cm" svg:y1="0.827cm" svg:x2="7.825cm" svg:y2="0.827cm"><text:p/></draw:line><draw:frame draw:style-name="gr37" draw:text-style-name="P136" svg:width="0.708cm" svg:height="0.687cm" svg:x="0.039cm" svg:y="1.111cm"><draw:text-box><text:p text:style-name="P124"><text:span text:style-name="T188">0</text:span></text:p></draw:text-box></draw:frame><draw:frame draw:style-name="gr37" draw:text-style-name="P136" svg:width="0.708cm" svg:height="0.687cm" svg:x="3.131cm" svg:y="1.055cm"><draw:text-box><text:p text:style-name="P124"><text:span text:style-name="T188">1</text:span></text:p></draw:text-box></draw:frame><draw:frame draw:style-name="gr37" draw:text-style-name="P136" svg:width="0.708cm" svg:height="0.687cm" svg:x="6.253cm" svg:y="1.034cm"><draw:text-box><text:p text:style-name="P124"><text:span text:style-name="T188">2</text:span></text:p></draw:text-box></draw:frame><draw:g draw:style-name="gr16"><draw:line draw:style-name="gr30" draw:text-style-name="P134" svg:x1="1.762cm" svg:y1="0.7cm" svg:x2="1.97cm" svg:y2="0.953cm"><text:p/></draw:line><draw:line draw:style-name="gr30" draw:text-style-name="P134" svg:x1="1.97cm" svg:y1="0.7cm" svg:x2="1.762cm" svg:y2="0.953cm"><text:p/></draw:line></draw:g><draw:g draw:style-name="gr16"><draw:line draw:style-name="gr30" draw:text-style-name="P134" svg:x1="5.912cm" svg:y1="0.7cm" svg:x2="6.12cm" svg:y2="0.953cm"><text:p/></draw:line><draw:line draw:style-name="gr30" draw:text-style-name="P134" svg:x1="6.12cm" svg:y1="0.7cm" svg:x2="5.912cm" svg:y2="0.953cm"><text:p/></draw:line></draw:g><draw:frame draw:style-name="gr38" draw:text-style-name="P136" svg:width="0.752cm" svg:height="0.687cm" svg:x="1.775cm" svg:y="0.185cm"><draw:text-box><text:p text:style-name="P124"><text:span text:style-name="T189">C</text:span></text:p></draw:text-box></draw:frame><draw:frame draw:style-name="gr39" draw:text-style-name="P136" svg:width="0.777cm" svg:height="0.687cm" svg:x="5.913cm" svg:y="0.166cm"><draw:text-box><text:p text:style-name="P124"><text:span text:style-name="T189">D</text:span></text:p></draw:text-box></draw:frame></draw:g><text:span text:style-name="_5f_Caractères"/></text:h>
      <text:h text:style-name="_5f_Paragraphe" text:outline-level="1"><text:span text:style-name="Character_5f_20_5f_style"/></text:h>
      <text:h text:style-name="_5f_Paragraphe" text:outline-level="1"/>
      <text:list xml:id="list213636219154119" text:continue-numbering="true" text:style-name="_5f_Numérotation_20_des_20_exercices">
        <text:list-item>
          <text:list>
            <text:list-item>
              <text:p text:style-name="P106"><text:span text:style-name="_5f_Caractères">Abscisse de C : </text:span><draw:frame draw:style-name="fr6" draw:name="Object20" text:anchor-type="as-char" svg:y="-0.556cm" svg:width="0.94cm" svg:height="0.87cm" draw:z-index="6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ext:list-item>
            <text:list-item>
              <text:p text:style-name="P106"><text:span text:style-name="_5f_Caractères">Abscisse de D : </text:span><text:span text:style-name="_5f_Caractères"><draw:frame draw:style-name="fr6" draw:name="Object21" text:anchor-type="as-char" svg:y="-0.556cm" svg:width="0.94cm" svg:height="0.87cm" draw:z-index="6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= </text:span><text:span text:style-name="_5f_pointillés_20_gris">……… </text:span><text:span text:style-name="_5f_Caractères">+</text:span><text:span text:style-name="Character_5f_20_5f_style"><draw:frame draw:style-name="fr6" draw:name="Object22" text:anchor-type="as-char" svg:y="-0.556cm" svg:width="0.94cm" svg:height="0.87cm" draw:z-index="6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draw:g text:anchor-type="char" draw:z-index="8" draw:name="Shape29" draw:style-name="gr25"><draw:line draw:style-name="gr26" draw:text-style-name="P128" svg:x1="4.576cm" svg:y1="0.351cm" svg:x2="4.576cm" svg:y2="0.679cm"><text:p/></draw:line><draw:line draw:style-name="gr26" draw:text-style-name="P128" svg:x1="0.28cm" svg:y1="0.19cm" svg:x2="0.28cm" svg:y2="0.845cm"><text:p/></draw:line><draw:line draw:style-name="gr26" draw:text-style-name="P128" svg:x1="6.292cm" svg:y1="0.351cm" svg:x2="6.292cm" svg:y2="0.679cm"><text:p/></draw:line><draw:line draw:style-name="gr26" draw:text-style-name="P128" svg:x1="5.433cm" svg:y1="0.19cm" svg:x2="5.433cm" svg:y2="0.845cm"><text:p/></draw:line><draw:line draw:style-name="gr26" draw:text-style-name="P128" svg:x1="3.716cm" svg:y1="0.351cm" svg:x2="3.716cm" svg:y2="0.679cm"><text:p/></draw:line><draw:line draw:style-name="gr26" draw:text-style-name="P128" svg:x1="2.858cm" svg:y1="0.19cm" svg:x2="2.858cm" svg:y2="0.845cm"><text:p/></draw:line><draw:line draw:style-name="gr26" draw:text-style-name="P128" svg:x1="1.997cm" svg:y1="0.351cm" svg:x2="1.997cm" svg:y2="0.679cm"><text:p/></draw:line><draw:line draw:style-name="gr26" draw:text-style-name="P128" svg:x1="1.138cm" svg:y1="0.351cm" svg:x2="1.138cm" svg:y2="0.679cm"><text:p/></draw:line><draw:line draw:style-name="gr27" draw:text-style-name="P129" svg:x1="0.28cm" svg:y1="0.518cm" svg:x2="7.734cm" svg:y2="0.528cm"><text:p/></draw:line><draw:frame draw:style-name="gr28" draw:text-style-name="P130" svg:width="0.708cm" svg:height="0.664cm" svg:x="0cm" svg:y="0.843cm"><draw:text-box><text:p text:style-name="P124"><text:span text:style-name="T185">0</text:span></text:p></draw:text-box></draw:frame><draw:frame draw:style-name="gr29" draw:text-style-name="P130" svg:width="0.727cm" svg:height="0.664cm" svg:x="1.887cm" svg:y="-0.171cm"><draw:text-box><text:p text:style-name="P124"><text:span text:style-name="T186">E</text:span></text:p></draw:text-box></draw:frame><draw:frame draw:style-name="gr28" draw:text-style-name="P130" svg:width="0.708cm" svg:height="0.664cm" svg:x="4.456cm" svg:y="-0.192cm"><draw:text-box><text:p text:style-name="P124"><text:span text:style-name="T186">F</text:span></text:p></draw:text-box></draw:frame><draw:g draw:style-name="gr16"><draw:line draw:style-name="gr30" draw:text-style-name="P128" svg:x1="1.885cm" svg:y1="0.382cm" svg:x2="2.109cm" svg:y2="0.651cm"><text:p/></draw:line><draw:line draw:style-name="gr30" draw:text-style-name="P128" svg:x1="2.109cm" svg:y1="0.382cm" svg:x2="1.885cm" svg:y2="0.651cm"><text:p/></draw:line></draw:g><draw:g draw:style-name="gr16"><draw:line draw:style-name="gr30" draw:text-style-name="P128" svg:x1="4.469cm" svg:y1="0.381cm" svg:x2="4.691cm" svg:y2="0.65cm"><text:p/></draw:line><draw:line draw:style-name="gr30" draw:text-style-name="P128" svg:x1="4.691cm" svg:y1="0.381cm" svg:x2="4.469cm" svg:y2="0.65cm"><text:p/></draw:line></draw:g><draw:frame draw:style-name="gr28" draw:text-style-name="P130" svg:width="0.708cm" svg:height="0.664cm" svg:x="2.586cm" svg:y="0.843cm"><draw:text-box><text:p text:style-name="P124"><text:span text:style-name="T185">1</text:span></text:p></draw:text-box></draw:frame></draw:g><text:span text:style-name="_5f_Caractères"/></text:h>
      <text:h text:style-name="_5f_Paragraphe" text:outline-level="1"/>
      <text:h text:style-name="_5f_Paragraphe" text:outline-level="1"/>
      <text:list xml:id="list213635935749970" text:continue-numbering="true" text:style-name="_5f_Numérotation_20_des_20_exercices">
        <text:list-item>
          <text:list>
            <text:list-item>
              <text:p text:style-name="P106"><text:span text:style-name="_5f_Caractères">Abscisse de E : </text:span><draw:frame draw:style-name="fr6" draw:name="Object23" text:anchor-type="as-char" svg:y="-0.556cm" svg:width="0.94cm" svg:height="0.87cm" draw:z-index="6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ext:list-item>
            <text:list-item>
              <text:p text:style-name="P106"><text:span text:style-name="_5f_Caractères">Abscisse de F : </text:span><text:span text:style-name="_5f_Caractères"><draw:frame draw:style-name="fr6" draw:name="Object24" text:anchor-type="as-char" svg:y="-0.556cm" svg:width="0.94cm" svg:height="0.87cm" draw:z-index="6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= </text:span><text:span text:style-name="_5f_pointillés_20_gris">……… </text:span><text:span text:style-name="_5f_Caractères">+</text:span><text:span text:style-name="Character_5f_20_5f_style"><draw:frame draw:style-name="fr6" draw:name="Object25" text:anchor-type="as-char" svg:y="-0.556cm" svg:width="0.94cm" svg:height="0.87cm" draw:z-index="6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  </text:list-item>
          </text:list>
        </text:list-item>
      </text:list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list xml:id="list213637493901660" text:continue-numbering="true" text:style-name="_5f_Numérotation_20_des_20_exercices">
        <text:list-item>
          <text:h text:style-name="P108" text:outline-level="1"><text:span text:style-name="_5f_Caractères_5f_gras">Sans l’unité !</text:span></text:h>
        </text:list-item>
      </text:list>
      <text:h text:style-name="_5f_Paragraphe" text:outline-level="1"><draw:g text:anchor-type="char" draw:z-index="3" draw:name="Shape36_0" draw:style-name="gr25"><draw:line draw:style-name="gr26" draw:text-style-name="P128" svg:x1="5.316cm" svg:y1="1.314cm" svg:x2="5.316cm" svg:y2="1.619cm"><text:p/></draw:line><draw:line draw:style-name="gr26" draw:text-style-name="P128" svg:x1="0.723cm" svg:y1="1.166cm" svg:x2="0.723cm" svg:y2="1.775cm"><text:p/></draw:line><draw:line draw:style-name="gr26" draw:text-style-name="P128" svg:x1="7.154cm" svg:y1="1.314cm" svg:x2="7.154cm" svg:y2="1.619cm"><text:p/></draw:line><draw:line draw:style-name="gr26" draw:text-style-name="P128" svg:x1="6.235cm" svg:y1="1.166cm" svg:x2="6.235cm" svg:y2="1.775cm"><text:p/></draw:line><draw:line draw:style-name="gr26" draw:text-style-name="P128" svg:x1="4.397cm" svg:y1="1.314cm" svg:x2="4.397cm" svg:y2="1.619cm"><text:p/></draw:line><draw:line draw:style-name="gr26" draw:text-style-name="P128" svg:x1="3.478cm" svg:y1="1.166cm" svg:x2="3.478cm" svg:y2="1.775cm"><text:p/></draw:line><draw:line draw:style-name="gr26" draw:text-style-name="P128" svg:x1="2.559cm" svg:y1="1.314cm" svg:x2="2.559cm" svg:y2="1.619cm"><text:p/></draw:line><draw:line draw:style-name="gr26" draw:text-style-name="P128" svg:x1="1.641cm" svg:y1="1.314cm" svg:x2="1.641cm" svg:y2="1.619cm"><text:p/></draw:line><draw:line draw:style-name="gr27" draw:text-style-name="P129" svg:x1="0.723cm" svg:y1="1.471cm" svg:x2="8.312cm" svg:y2="1.471cm"><text:p/></draw:line><draw:frame draw:style-name="gr44" draw:text-style-name="P139" svg:width="0.708cm" svg:height="0.666cm" svg:x="0.381cm" svg:y="1.671cm"><draw:text-box><text:p text:style-name="P124"><text:span text:style-name="T185">0</text:span></text:p></draw:text-box></draw:frame><draw:frame draw:style-name="gr45" draw:text-style-name="P139" svg:width="0.727cm" svg:height="0.666cm" svg:x="2.438cm" svg:y="0.829cm"><draw:text-box><text:p text:style-name="P124"><text:span text:style-name="T186">E</text:span></text:p></draw:text-box></draw:frame><draw:frame draw:style-name="gr44" draw:text-style-name="P139" svg:width="0.708cm" svg:height="0.666cm" svg:x="5.189cm" svg:y="0.81cm"><draw:text-box><text:p text:style-name="P124"><text:span text:style-name="T186">F</text:span></text:p></draw:text-box></draw:frame><draw:g draw:style-name="gr16"><draw:line draw:style-name="gr30" draw:text-style-name="P128" svg:x1="2.439cm" svg:y1="1.344cm" svg:x2="2.679cm" svg:y2="1.594cm"><text:p/></draw:line><draw:line draw:style-name="gr30" draw:text-style-name="P128" svg:x1="2.679cm" svg:y1="1.344cm" svg:x2="2.439cm" svg:y2="1.594cm"><text:p/></draw:line></draw:g><draw:g draw:style-name="gr16"><draw:line draw:style-name="gr30" draw:text-style-name="P128" svg:x1="5.199cm" svg:y1="1.339cm" svg:x2="5.437cm" svg:y2="1.589cm"><text:p/></draw:line><draw:line draw:style-name="gr30" draw:text-style-name="P128" svg:x1="5.437cm" svg:y1="1.339cm" svg:x2="5.199cm" svg:y2="1.589cm"><text:p/></draw:line></draw:g></draw:g><text:span text:style-name="_5f_Caractères">Écris, sous forme de fraction, l’abscisse de chaque point.</text:span></text:h>
      <text:h text:style-name="_5f_Paragraphe" text:outline-level="1"><text:span text:style-name="_5f_Caractères"/></text:h>
      <text:h text:style-name="_5f_Paragraphe" text:outline-level="1"><draw:frame text:anchor-type="paragraph" draw:z-index="10" draw:name="Shape60" draw:style-name="gr23" draw:text-style-name="P126" svg:width="0.288cm" svg:height="0.444cm" svg:x="6.149cm" svg:y="0.265cm"><draw:text-box><text:p><text:span text:style-name="T184">2</text:span></text:p></draw:text-box></draw:frame><text:span text:style-name="Character_5f_20_5f_style"/></text:h>
      <text:h text:style-name="_5f_Paragraphe" text:outline-level="1"><text:span text:style-name="Character_5f_20_5f_style"/></text:h>
      <text:p text:style-name="_5f_Paragraphe_5f_Réponse_5f_Elève_5f_Fraction"><text:span text:style-name="_5f_Caractères">Abscisse de E : </text:span><text:span text:style-name="_5f_Caractères"><draw:frame draw:style-name="fr6" draw:name="Object57" text:anchor-type="as-char" svg:y="-0.512cm" svg:width="0.864cm" svg:height="0.781cm" draw:z-index="6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_5f_Caractères">= </text:span><text:span text:style-name="_5f_pointillés_20_gris">……… </text:span><text:span text:style-name="_5f_Caractères">+</text:span><text:span text:style-name="Character_5f_20_5f_style"><draw:frame draw:style-name="fr6" draw:name="Object58" text:anchor-type="as-char" svg:y="-0.512cm" svg:width="0.864cm" svg:height="0.781cm" draw:z-index="68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<text:p text:style-name="_5f_Paragraphe_5f_Réponse_5f_Elève_5f_Fraction"><text:span text:style-name="_5f_Caractères">Abscisse de F : </text:span><text:span text:style-name="_5f_Caractères"><draw:frame draw:style-name="fr6" draw:name="Object59" text:anchor-type="as-char" svg:y="-0.512cm" svg:width="0.864cm" svg:height="0.781cm" draw:z-index="6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_5f_Caractères">= </text:span><text:span text:style-name="_5f_pointillés_20_gris">……… </text:span><text:span text:style-name="_5f_Caractères">+</text:span><text:span text:style-name="Character_5f_20_5f_style"><draw:frame draw:style-name="fr6" draw:name="Object60" text:anchor-type="as-char" svg:y="-0.512cm" svg:width="0.864cm" svg:height="0.781cm" draw:z-index="70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p>
      <text:list xml:id="list213636436929151" text:continue-numbering="true" text:style-name="_5f_Numérotation_20_des_20_exercices">
        <text:list-item>
          <text:h text:style-name="P108" text:outline-level="1"><text:span text:style-name="_5f_Caractères_5f_gras">Guide âne</text:span></text:h>
        </text:list-item>
      </text:list>
      <text:h text:style-name="_5f_Paragraphe" text:outline-level="1"><text:span text:style-name="_5f_Caractères">Voici un segment [AB] tracé sur un « guide âne » (ensemble de droites parallèles).</text:span></text:h>
      <text:h text:style-name="_5f_Paragraphe" text:outline-level="1"><draw:g text:anchor-type="char" draw:z-index="6" draw:name="Shape42" draw:style-name="gr25"><draw:line draw:style-name="gr31" draw:text-style-name="P131" svg:x1="0.321cm" svg:y1="0.628cm" svg:x2="6.821cm" svg:y2="0.628cm"><text:p/></draw:line><draw:line draw:style-name="gr31" draw:text-style-name="P131" svg:x1="0.321cm" svg:y1="1.09cm" svg:x2="6.821cm" svg:y2="1.09cm"><text:p/></draw:line><draw:line draw:style-name="gr31" draw:text-style-name="P131" svg:x1="0.321cm" svg:y1="1.554cm" svg:x2="6.821cm" svg:y2="1.554cm"><text:p/></draw:line><draw:line draw:style-name="gr31" draw:text-style-name="P131" svg:x1="0.321cm" svg:y1="2.018cm" svg:x2="6.821cm" svg:y2="2.018cm"><text:p/></draw:line><draw:line draw:style-name="gr31" draw:text-style-name="P131" svg:x1="0.321cm" svg:y1="2.48cm" svg:x2="6.821cm" svg:y2="2.48cm"><text:p/></draw:line><draw:line draw:style-name="gr31" draw:text-style-name="P131" svg:x1="0.321cm" svg:y1="2.947cm" svg:x2="6.821cm" svg:y2="2.947cm"><text:p/></draw:line><draw:line draw:style-name="gr32" draw:text-style-name="P131" svg:x1="0.785cm" svg:y1="2.948cm" svg:x2="5.428cm" svg:y2="0.628cm"><text:p/></draw:line><draw:frame draw:style-name="gr33" draw:text-style-name="P132" svg:width="0.272cm" svg:height="0.477cm" svg:x="0.39cm" svg:y="2.601cm"><draw:text-box><text:p text:style-name="P124"><text:span text:style-name="T187">A</text:span></text:p></draw:text-box></draw:frame><draw:frame draw:style-name="gr34" draw:text-style-name="P132" svg:width="0.253cm" svg:height="0.477cm" svg:x="5.484cm" svg:y="0.236cm"><draw:text-box><text:p text:style-name="P124"><text:span text:style-name="T187">B</text:span></text:p></draw:text-box></draw:frame><draw:line draw:style-name="gr35" draw:text-style-name="P133" svg:x1="5.346cm" svg:y1="0.492cm" svg:x2="5.494cm" svg:y2="0.788cm"><text:p/></draw:line><draw:line draw:style-name="gr35" draw:text-style-name="P133" svg:x1="0.73cm" svg:y1="2.794cm" svg:x2="0.878cm" svg:y2="3.092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Sur les droites ci‑dessous :</text:span></text:h>
      <text:list xml:id="list21363565683275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orte un segment dont la longueur est égale à un cinquième de celle du segment [AB]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line text:anchor-type="char" draw:z-index="7" draw:name="Shape44" draw:style-name="gr24" draw:text-style-name="P127" svg:x1="0.513cm" svg:y1="0.374cm" svg:x2="8.579cm" svg:y2="0.374cm"><text:p/></draw:line><text:span text:style-name="_5f_Caractères"/></text:h>
      <text:h text:style-name="_5f_Paragraphe" text:outline-level="1"/>
      <text:h text:style-name="_5f_Paragraphe" text:outline-level="1"/>
      <text:list xml:id="list21363671821712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orte un segment dont la longueur est égale à un sept cinquième de celle du segment [AB]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line text:anchor-type="char" draw:z-index="9" draw:name="Shape44_0" draw:style-name="gr24" draw:text-style-name="P127" svg:x1="0.972cm" svg:y1="0.118cm" svg:x2="9.102cm" svg:y2="0.118cm"><text:p/></draw:line><text:span text:style-name="_5f_Caractères"/></text:h>
      <text:list xml:id="list213637441618301" text:continue-numbering="true" text:style-name="_5f_Numérotation_20_des_20_exercices">
        <text:list-item>
          <text:h text:style-name="P108" text:outline-level="1"><text:span text:style-name="_5f_Caractères_5f_gras">Guide âne (bis)</text:span></text:h>
          <text:list>
            <text:list-item>
              <text:p text:style-name="_5f_Paragraphe_5f_avec_5f_Num_5f_Question"><text:span text:style-name="_5f_Caractères">Construis un « guide âne » sur une feuille de pa­pier calque (droites espacées de 0,5 cm).</text:span></text:p>
            </text:list-item>
            <text:list-item>
              <text:p text:style-name="_5f_Paragraphe_5f_avec_5f_Num_5f_Question"><text:span text:style-name="_5f_Caractères">Avec ce guide d'âne, repasse en rouge sur le segment ci-dessous un segment dont la longueur est égale à</text:span><text:span text:style-name="_5f_Caractères"><draw:frame draw:style-name="fr5" draw:name="Objet62" text:anchor-type="as-char" svg:y="-0.534cm" svg:width="0.492cm" svg:height="0.87cm" draw:z-index="33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_5f_Caractères">de celle du segment [CD] 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char" draw:z-index="0" draw:name="Shape46" draw:style-name="gr25"><draw:line draw:style-name="gr53" draw:text-style-name="P131" svg:x1="0.457cm" svg:y1="0.399cm" svg:x2="7.936cm" svg:y2="0.399cm"><text:p/></draw:line><draw:line draw:style-name="gr54" draw:text-style-name="P133" svg:x1="1.734cm" svg:y1="0.272cm" svg:x2="1.734cm" svg:y2="0.498cm"><text:p/></draw:line><draw:line draw:style-name="gr54" draw:text-style-name="P133" svg:x1="6.709cm" svg:y1="0.272cm" svg:x2="6.709cm" svg:y2="0.498cm"><text:p/></draw:line><draw:frame draw:style-name="gr57" draw:text-style-name="P143" svg:width="0.227cm" svg:height="0.563cm" svg:x="6.599cm" svg:y="-0.178cm"><draw:text-box><text:p text:style-name="P124"><text:span text:style-name="T187">C</text:span></text:p></draw:text-box></draw:frame><draw:frame draw:style-name="gr58" draw:text-style-name="P143" svg:width="0.249cm" svg:height="0.563cm" svg:x="1.612cm" svg:y="-0.178cm"><draw:text-box><text:p text:style-name="P124"><text:span text:style-name="T187">D</text:span></text:p></draw:text-box></draw:frame></draw:g><text:span text:style-name="_5f_Caractères"/></text:h>
      <text:h text:style-name="_5f_Paragraphe" text:outline-level="1"/>
      <text:h text:style-name="_5f_Paragraphe" text:outline-level="1"/>
      <text:list xml:id="list21363635260112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asse en bleu un segment dont la longueur est égale à</text:span><text:span text:style-name="_5f_Caractères"><draw:frame draw:style-name="fr5" draw:name="Objet63" text:anchor-type="as-char" svg:y="-0.534cm" svg:width="0.492cm" svg:height="0.87cm" draw:z-index="34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_5f_Caractères">de celle du segment [EF].</text:span></text:p>
            </text:list-item>
          </text:list>
        </text:list-item>
      </text:list>
      <text:h text:style-name="_5f_Paragraphe" text:outline-level="1"><draw:g text:anchor-type="paragraph" draw:z-index="1" draw:name="Shape47" draw:style-name="gr15"><draw:line draw:style-name="gr53" draw:text-style-name="P131" svg:x1="0.757cm" svg:y1="0.861cm" svg:x2="8.153cm" svg:y2="0.861cm"><text:p/></draw:line><draw:line draw:style-name="gr54" draw:text-style-name="P133" svg:x1="2.019cm" svg:y1="0.732cm" svg:x2="2.019cm" svg:y2="0.958cm"><text:p/></draw:line><draw:line draw:style-name="gr54" draw:text-style-name="P133" svg:x1="5.8cm" svg:y1="0.748cm" svg:x2="5.8cm" svg:y2="0.974cm"><text:p/></draw:line><draw:frame draw:style-name="gr55" draw:text-style-name="P143" svg:width="0.188cm" svg:height="0.563cm" svg:x="5.708cm" svg:y="0.282cm"><draw:text-box><text:p text:style-name="P124"><text:span text:style-name="T187">F</text:span></text:p></draw:text-box></draw:frame><draw:frame draw:style-name="gr56" draw:text-style-name="P143" svg:width="0.205cm" svg:height="0.563cm" svg:x="1.923cm" svg:y="0.282cm"><draw:text-box><text:p text:style-name="P124"><text:span text:style-name="T187">E</text:span></text:p></draw:text-box></draw:frame></draw:g><text:span text:style-name="_5f_Caractères"/></text:h>
      <text:p text:style-name="Standard"><text:span text:style-name="Character_5f_20_5f_styl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SimSun2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272f9e5" officeooo:paragraph-rsid="028bae53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6" style:family="paragraph" style:parent-style-name="Header">
      <style:paragraph-properties fo:text-align="start" style:justify-single-word="false"/>
      <style:text-properties officeooo:paragraph-rsid="0289fb01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9" style:family="paragraph" style:parent-style-name="Footer">
      <style:text-properties officeooo:paragraph-rsid="00d4df5c"/>
    </style:style>
    <style:style style:name="MP30" style:family="paragraph" style:parent-style-name="_5f_Header_20_N_20_page_20_impaire_20__28_D_29_">
      <style:paragraph-properties fo:text-align="start" style:justify-single-word="false"/>
    </style:style>
    <style:style style:name="MP31" style:family="paragraph" style:parent-style-name="Footer">
      <style:paragraph-properties fo:text-align="end" style:justify-single-word="false"/>
      <style:text-properties officeooo:paragraph-rsid="00d4df5c"/>
    </style:style>
    <style:style style:name="MP32" style:family="paragraph" style:parent-style-name="Footer">
      <style:paragraph-properties fo:text-align="start" style:justify-single-word="false"/>
      <style:text-properties officeooo:paragraph-rsid="00d4df5c"/>
    </style:style>
    <style:style style:name="MP33" style:family="paragraph" style:parent-style-name="_5f_Header_20_G_20_page_20_impaire_20__28_D_29_">
      <style:text-properties officeooo:paragraph-rsid="01259ec2"/>
    </style:style>
    <style:style style:name="MP34" style:family="paragraph" style:parent-style-name="_5f_Header_20_G_20_page_20_paire_20__28_G_29_">
      <style:text-properties officeooo:paragraph-rsid="00eb2abc"/>
    </style:style>
    <style:style style:name="MP3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Footer_20_page_20_paire_20__28_G_29_">
      <style:text-properties fo:font-size="9pt" style:font-size-asian="9pt" style:font-size-complex="9pt"/>
    </style:style>
    <style:style style:name="MP3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0" style:family="paragraph" style:parent-style-name="Header">
      <style:paragraph-properties fo:text-align="center" style:justify-single-word="false"/>
      <style:text-properties officeooo:paragraph-rsid="00ab054e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 style:parent-style-name="_5f_Header_20_G_20_page_20_paire_20__28_G_29_">
      <style:paragraph-properties fo:text-align="start" style:justify-single-word="false"/>
    </style:style>
    <style:style style:name="MP43" style:family="paragraph" style:parent-style-name="Footer">
      <style:text-properties officeooo:paragraph-rsid="030c4d7d"/>
    </style:style>
    <style:style style:name="MP44" style:family="paragraph" style:parent-style-name="_5f_Header_20_G_20_page_20_paire_20__28_G_29_">
      <style:text-properties officeooo:paragraph-rsid="0334a5be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Footer">
      <style:text-properties officeooo:paragraph-rsid="008d016c"/>
    </style:style>
    <style:style style:name="MP4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3" style:family="paragraph" style:parent-style-name="Footer">
      <style:text-properties officeooo:paragraph-rsid="010f7046"/>
    </style:style>
    <style:style style:name="MP54" style:family="paragraph" style:parent-style-name="Footer">
      <style:text-properties officeooo:paragraph-rsid="01120261"/>
    </style:style>
    <style:style style:name="MP55" style:family="paragraph" style:parent-style-name="Header">
      <style:paragraph-properties fo:margin-left="0cm" fo:margin-right="0cm" fo:text-indent="0cm" style:auto-text-indent="false"/>
    </style:style>
    <style:style style:name="MP5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233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234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35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237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9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0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2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4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217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18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221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3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5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163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165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67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11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9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1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57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30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158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26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7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154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56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23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4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144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45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47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135" draw:name="Shape3_24" draw:style-name="Mgr1" draw:text-style-name="MP2" svg:x1="8.013cm" svg:y1="0.381cm" svg:x2="20.496cm" svg:y2="0.36cm"><text:p/></draw:line>Droite graduée</text:p>
      </style:header>
      <style:header-left>
        <text:p text:style-name="MP20"><draw:line text:anchor-type="paragraph" draw:z-index="136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137"><draw:text-box fo:min-height="0.499cm" fo:min-width="7.096cm"><draw:frame draw:style-name="Mfr2" draw:name="Frame229" text:anchor-type="frame" svg:x="0.45cm" svg:y="0.079cm" svg:width="0.817cm" draw:z-index="138"><draw:text-box fo:min-height="0.355cm"><text:p text:style-name="MP4"><draw:g text:anchor-type="paragraph" draw:z-index="139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39</text:page-number></text:p></draw:text-box></draw:frame><text:p text:style-name="MP21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2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4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2"><draw:line text:anchor-type="paragraph" draw:z-index="198" draw:name="Shape3_8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>
      <style:header-left>
        <text:p text:style-name="MP22"><draw:line text:anchor-type="paragraph" draw:z-index="199" draw:name="Shape3_25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00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5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6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4"><draw:path text:anchor-type="paragraph" draw:z-index="187" draw:name="Shape1_4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88" draw:name="Shape3_9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>
      <style:header-left>
        <text:p text:style-name="MP24"><draw:path text:anchor-type="paragraph" draw:z-index="189" draw:name="Shape1_8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91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93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4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5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6"><draw:path text:anchor-type="paragraph" draw:z-index="361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62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363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8"><draw:line text:anchor-type="paragraph" draw:z-index="176" draw:name="Shape3_10" draw:style-name="Mgr1" draw:text-style-name="MP2" svg:x1="10.308cm" svg:y1="0.388cm" svg:x2="20.496cm" svg:y2="0.36cm"><text:p/></draw:line><draw:path text:anchor-type="paragraph" draw:z-index="178" draw:name="Shape1_6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>
      <style:header-left>
        <text:p text:style-name="MP28"><draw:line text:anchor-type="paragraph" draw:z-index="180" draw:name="Shape3_27" draw:style-name="Mgr1" draw:text-style-name="MP2" svg:x1="10.308cm" svg:y1="0.388cm" svg:x2="20.496cm" svg:y2="0.36cm"><text:p/></draw:line><draw:path text:anchor-type="paragraph" draw:z-index="181" draw:name="Shape1_9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182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2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3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71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3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8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0">Calculer : <text:span text:style-name="MT22">Multiplier</text:span> </text:p>
      </style:header>
      <style:header-left>
        <text:p text:style-name="MP30">Calculer : <text:span text:style-name="MT22">Multiplier</text:span> </text:p>
      </style:header-left>
      <style:footer>
        <text:p text:style-name="MP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17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3">Multiplier</text:span></text:p></draw:text-box></draw:frame><draw:g text:anchor-type="paragraph" draw:z-index="319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4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09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94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6">diviser</text:span></text:p></draw:text-box></draw:frame><draw:g text:anchor-type="paragraph" draw:z-index="302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3"><text:span text:style-name="MT27">G</text:span>éométrie plane : Parallèles, perpendiculaires,<text:line-break/> distances</text:p>
      </style:header>
      <style:header-left>
        <text:p text:style-name="MP34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287" draw:name="Shape4_59" draw:style-name="Mgr2"><draw:path draw:style-name="Mgr6" draw:text-style-name="MP3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6" text:outline-level="1"><text:span text:style-name="MT34">G</text:span>éométrie plane : Parallèles, perpendiculaires, distances</text:h></draw:text-box></draw:frame><draw:g text:anchor-type="paragraph" draw:z-index="290" draw:name="Shape4_62" draw:style-name="Mgr2"><draw:path draw:style-name="Mgr6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80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36">critères de divisibilité</text:span></text:p></draw:text-box></draw:frame><draw:g text:anchor-type="paragraph" draw:z-index="283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6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1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3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63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8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69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70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44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40">priorités opératoires</text:span></text:p></draw:text-box></draw:frame><draw:g text:anchor-type="paragraph" draw:z-index="246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8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0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0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4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43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Résoudre des problèmes</text:p></draw:text-box></draw:frame><draw:g text:anchor-type="paragraph" draw:z-index="247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1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6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91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23" draw:name="Shape4_11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25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14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19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" draw:name="Shape4_75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09" draw:name="Shape4_7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12" draw:name="Shape4_7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8" draw:name="Shape3_7" draw:style-name="Mgr7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2"><draw:line text:anchor-type="paragraph" draw:z-index="339" draw:name="Shape3_29" draw:style-name="Mgr7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4"><draw:line text:anchor-type="paragraph" draw:z-index="337" draw:name="Shape3_33" draw:style-name="Mgr7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7" draw:name="Shape3_35" draw:style-name="Mgr7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0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5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48" draw:name="Shape3_30" draw:style-name="Mgr7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9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50" draw:name="Shape3_31" draw:style-name="Mgr7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1" draw:name="Shape3_32" draw:style-name="Mgr7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52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53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5" draw:name="Shape3_34" draw:style-name="Mgr7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56" draw:name="Shape3_36" draw:style-name="Mgr7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59" draw:name="Shape3_0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61" draw:name="Shape3_18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64" draw:name="Shape4_103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5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6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251" draw:name="Shape4_22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253" draw:name="Shape4_87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<draw:g text:anchor-type="paragraph" draw:z-index="248" draw:name="Shape4_73" draw:style-name="Mgr2"><draw:path draw:style-name="Mgr4" draw:text-style-name="MP3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49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329" draw:name="Shape4_2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360" draw:name="Shape4_99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05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4"><text:span text:style-name="MT80">Proportionnalité et pourcentages : </text:span><text:span text:style-name="MT79">pourcentages</text:span></text:p></draw:text-box></draw:frame><draw:g text:anchor-type="paragraph" draw:z-index="316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4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8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64" draw:name="Shape4_94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04" draw:name="Shape4_95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03" draw:name="Shape4_96" draw:style-name="Mgr2"><draw:path draw:style-name="Mgr9" draw:text-style-name="MP4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7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6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10" draw:name="Shape3_11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02" draw:name="Shape3_20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55" draw:name="Shape4_113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13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2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16" draw:name="Shape3_16" draw:style-name="Mgr8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5"><draw:line text:anchor-type="paragraph" draw:z-index="115" draw:name="Shape3_17" draw:style-name="Mgr8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40" draw:name="Shape4_107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95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7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79" draw:name="Shape4_109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/text:p>
      </style:footer>
      <style:footer-left>
        <text:p text:style-name="MP5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draw:g text:anchor-type="paragraph" draw:z-index="96" draw:name="Shape4_122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74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3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9">Conversions d’unités : longueurs</text:p></draw:text-box></draw:frame><draw:g text:anchor-type="paragraph" draw:z-index="269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72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273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65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7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98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7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296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07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69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101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0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62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26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4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20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18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22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9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306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21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45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5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47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50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49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6">Conversions d’unités : </text:span><text:span text:style-name="MT109">Problèmes</text:span></text:p>
      </style:header>
      <style:header-left>
        <text:p text:style-name="MP63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41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2"><text:span text:style-name="MT92">Conversions d’unités : </text:span><text:span text:style-name="MT110">problèmes</text:span></text:p></draw:text-box></draw:frame><draw:g text:anchor-type="paragraph" draw:z-index="71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3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2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2"><text:s text:c="15"/>A</text:span>ires : Aire et unité</text:p>
      </style:header>
      <style:header-left>
        <text:p text:style-name="MP64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59" draw:name="Shape4_157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43" draw:name="Shape4_216" draw:style-name="Mgr2"><draw:path draw:style-name="Mgr6" draw:text-style-name="MP3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44" draw:name="Shape4_217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41" draw:name="Shape4_21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42" draw:name="Shape4_21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203" draw:name="Shape4_211" draw:style-name="Mgr2"><draw:path draw:style-name="Mgr6" draw:text-style-name="MP35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66" draw:name="Shape4_212" draw:style-name="Mgr2"><draw:path draw:style-name="Mgr6" draw:text-style-name="MP35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header-left>
        <text:p text:style-name="MP68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45" draw:name="Shape4_209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27" draw:name="Shape4_210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92" draw:name="Shape4_204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26" draw:name="Shape4_206" draw:style-name="Mgr2"><draw:path draw:style-name="Mgr6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28" draw:name="Shape4_205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53" draw:name="Shape4_15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33" draw:name="Shape4_15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70" draw:name="Shape4_15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90" draw:name="Shape4_149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74" draw:name="Shape4_150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43" draw:name="Shape4_20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07" draw:name="Shape4_203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42" draw:name="Shape4_200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08" draw:name="Shape4_201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78" draw:name="Shape4_194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57" draw:name="Shape4_195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34" draw:name="Shape4_192" draw:style-name="Mgr2"><draw:path draw:style-name="Mgr6" draw:text-style-name="MP3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<text:span text:style-name="MT8">Repères du plan : se </text:span><text:span text:style-name="MT136">déplacer</text:span></text:p></draw:text-box></draw:frame><draw:g text:anchor-type="paragraph" draw:z-index="300" draw:name="Shape4_193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31" draw:name="Shape4_19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32" draw:name="Shape4_19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5">Repères du plan : Se repérer</text:p></draw:text-box></draw:frame><draw:g text:anchor-type="paragraph" draw:z-index="357" draw:name="Shape4_117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Repères du plan : se repérer</text:p></draw:text-box></draw:frame><draw:g text:anchor-type="paragraph" draw:z-index="358" draw:name="Shape4_189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36" draw:name="Shape4_179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325" draw:name="Shape7_8" draw:style-name="Mgr8" draw:text-style-name="MP2" svg:x1="9.042cm" svg:y1="0.36cm" svg:x2="20.461cm" svg:y2="0.36cm"><text:p/></draw:line><draw:path text:anchor-type="paragraph" draw:z-index="327" draw:name="Shape5_1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328" draw:name="Shape6_2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8"><draw:line text:anchor-type="paragraph" draw:z-index="330" draw:name="Shape7_9" draw:style-name="Mgr8" draw:text-style-name="MP2" svg:x1="9.042cm" svg:y1="0.36cm" svg:x2="20.461cm" svg:y2="0.36cm"><text:p/></draw:line><draw:path text:anchor-type="paragraph" draw:z-index="331" draw:name="Shape5_2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332" draw:name="Shape6_5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35" draw:name="Shape8_5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24" draw:name="Shape4_178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0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1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18" draw:name="Shape4_169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2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4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8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0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05" draw:name="Shape4_173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293" draw:name="Shape5_3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295" draw:name="Shape6_3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97" draw:name="Shape7_6" draw:style-name="Mgr8" draw:text-style-name="MP2" svg:x1="9.042cm" svg:y1="0.36cm" svg:x2="20.461cm" svg:y2="0.36cm"><text:p/></draw:line>T<text:span text:style-name="MT139">itre de la série</text:span></text:p>
      </style:header>
      <style:header-left>
        <text:p text:style-name="MP78"><draw:path text:anchor-type="paragraph" draw:z-index="298" draw:name="Shape5_4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299" draw:name="Shape6_4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01" draw:name="Shape7_3" draw:style-name="Mgr8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303" draw:name="Shape8_4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568326838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291" draw:name="Shape4_174" draw:style-name="Mgr2"><draw:path draw:style-name="Mgr9" draw:text-style-name="MP4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13635373675109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292" draw:name="Shape4_175" draw:style-name="Mgr2"><draw:path draw:style-name="Mgr9" draw:text-style-name="MP4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88" draw:name="Shape4_196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89" draw:name="Shape4_197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85" draw:name="Shape4_198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86" draw:name="Shape4_199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82" draw:name="Shape4_165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6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7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5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37" draw:name="Shape4_161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41" draw:name="Shape10_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39" draw:name="Shape10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84" draw:name="Shape4_207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44" draw:name="Shape4_208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path text:anchor-type="paragraph" draw:z-index="91" draw:name="Shape7" draw:style-name="Mgr12" draw:text-style-name="MP99" svg:width="4.329cm" svg:height="2.24cm" svg:x="-1.499cm" svg:y="-1cm" svg:viewBox="0 0 4330 2241" svg:d="M0 2241l3984-288c209-15 363-168 345-342l-170-1611h-4159z"><text:p/></draw:path><draw:frame text:anchor-type="paragraph" draw:z-index="90" draw:name="Shape8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87" draw:name="Shape9" draw:style-name="Mgr7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33" draw:name="Shape1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92" draw:name="Shape4_215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4" draw:name="Shape4_218" draw:style-name="Mgr2"><draw:path draw:style-name="Mgr6" draw:text-style-name="MP3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75" draw:name="Shape4_219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74" draw:name="Shape4_22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77" draw:name="Shape10_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76" draw:name="Shape10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79" draw:name="Shape4_22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81" draw:name="Shape4_3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4">solides : Vocabulaire, NatuRE</text:p></draw:text-box></draw:frame><draw:g text:anchor-type="paragraph" draw:z-index="80" draw:name="Shape4_0" draw:style-name="Mgr2"><draw:path draw:style-name="Mgr6" draw:text-style-name="MP3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header-left>
        <text:p text:style-name="MP70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7" draw:name="Shape4_225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82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78" draw:name="Shape4_224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83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16" draw:name="Shape4_22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93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86" draw:name="Shape4_22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88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27" draw:name="Shape4_0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85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42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43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32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40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9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51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46" draw:name="Shape4_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48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29" draw:name="Shape4_226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7">Symétrie axiale : constructions</text:p></draw:text-box></draw:frame><draw:g text:anchor-type="paragraph" draw:z-index="109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23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20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30" draw:name="Shape4_0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9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11" draw:name="Shape4_3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14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05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08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15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28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66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67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364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65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5H39M4S</meta:editing-duration>
    <meta:editing-cycles>299</meta:editing-cycles>
    <meta:generator>LibreOffice/7.1.5.2$Windows_X86_64 LibreOffice_project/85f04e9f809797b8199d13c421bd8a2b025d52b5</meta:generator>
    <dc:date>2021-09-01T21:36:32.225000000</dc:date>
    <meta:document-statistic meta:table-count="0" meta:image-count="0" meta:object-count="25" meta:page-count="1" meta:paragraph-count="758" meta:word-count="2867" meta:character-count="18517" meta:non-whitespace-character-count="16037"/>
    <meta:template xlink:type="simple" xlink:actuate="onRequest" xlink:title="lycee_v3" xlink:href="../Modele_cahier_numerique.ott" meta:date="2021-06-26T11:37:57.266475964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6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 {{3}}over{{7}}}</annotation>
  </semantics>
</math>
</file>

<file path=Object 107/content.xml><?xml version="1.0" encoding="utf-8"?>
<math xmlns="http://www.w3.org/1998/Math/MathML" display="block">
  <semantics>
    <mstyle mathsize="10pt">
      <mfrac>
        <mn>9</mn>
        <mn>7</mn>
      </mfrac>
    </mstyle>
    <annotation encoding="StarMath 5.0">size 10{{9}over{7}}</annotation>
  </semantics>
</math>
</file>

<file path=Object 1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58/content.xml><?xml version="1.0" encoding="utf-8"?>
<math xmlns="http://www.w3.org/1998/Math/MathML" display="block">
  <semantics>
    <mstyle mathsize="10pt">
      <mrow>
        <mrow>
          <mtext>OA</mtext>
          <mo stretchy="false">=</mo>
          <mfrac>
            <mstyle color="silver">
              <mn>......</mn>
            </mstyle>
            <mstyle color="silver">
              <mn>......</mn>
            </mstyle>
          </mfrac>
        </mrow>
        <mtext>OI</mtext>
      </mrow>
    </mstyle>
    <annotation encoding="StarMath 5.0">size 10 {"OA"= color silver {......} over color silver {......} "OI"}   </annotation>
  </semantics>
</math>
</file>

<file path=Object 59/content.xml><?xml version="1.0" encoding="utf-8"?>
<math xmlns="http://www.w3.org/1998/Math/MathML" display="block">
  <semantics>
    <mstyle mathsize="10pt">
      <mrow>
        <mrow>
          <mtext>OK</mtext>
          <mo stretchy="false">=</mo>
          <mfrac>
            <mstyle color="silver">
              <mn>......</mn>
            </mstyle>
            <mstyle color="silver">
              <mn>......</mn>
            </mstyle>
          </mfrac>
        </mrow>
        <mtext>OI</mtext>
      </mrow>
    </mstyle>
    <annotation encoding="StarMath 5.0">size 10 {"OK"= color silver {......} over color silver{......} "OI"}   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6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94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95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96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97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